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201000000580000001F516347E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svg:stroke-color="#000000" draw:fill="none" draw:fill-color="#ffffff" draw:auto-grow-height="true" draw:auto-grow-width="false" fo:max-height="0cm" fo:min-height="6.25cm"/>
    </style:style>
    <style:style style:name="pr1" style:family="presentation" style:parent-style-name="lyt-cool-title">
      <style:graphic-properties draw:fill-color="#ffffff" draw:auto-grow-height="true" fo:min-height="3.508cm"/>
    </style:style>
    <style:style style:name="pr2" style:family="presentation" style:parent-style-name="lyt-cool-subtitle" style:list-style-name="L7">
      <style:graphic-properties draw:fill-color="#ffffff" draw:auto-grow-height="true" fo:min-height="13.231cm"/>
    </style:style>
    <style:style style:name="pr3" style:family="presentation" style:parent-style-name="lyt-cool-notes" style:list-style-name="L8">
      <style:graphic-properties draw:fill-color="#ffffff" draw:auto-grow-height="true" fo:min-height="11.411cm"/>
    </style:style>
    <style:style style:name="pr4" style:family="presentation" style:parent-style-name="lyt-cool-outline1">
      <style:graphic-properties draw:fill-color="#ffffff" fo:min-height="12.98cm"/>
    </style:style>
    <style:style style:name="pr5" style:family="presentation" style:parent-style-name="lyt-cool-notes">
      <style:graphic-properties draw:fill-color="#ffffff" fo:min-height="11.16cm"/>
    </style:style>
    <style:style style:name="pr6" style:family="presentation" style:parent-style-name="lyt-cool-outline1">
      <style:graphic-properties draw:fill-color="#ffffff" draw:auto-grow-height="true" fo:min-height="13.231cm"/>
    </style:style>
    <style:style style:name="pr7" style:family="presentation" style:parent-style-name="lyt-cool-title">
      <style:graphic-properties draw:fill-color="#ffffff" fo:min-height="3.257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3.6cm" fo:margin-right="0cm" fo:text-indent="-0.6cm"/>
    </style:style>
    <style:style style:name="P6" style:family="paragraph">
      <style:paragraph-properties fo:margin-left="0cm" fo:margin-right="0cm" fo:text-indent="0cm"/>
      <style:text-properties fo:font-style="italic" style:font-style-asian="italic" style:font-style-complex="italic"/>
    </style:style>
    <style:style style:name="P7" style:family="paragraph">
      <style:paragraph-properties fo:margin-left="0cm" fo:margin-right="0cm" fo:text-indent="0cm"/>
      <style:text-properties fo:font-weight="bold" style:font-weight-asian="bold" style:font-weight-complex="bold"/>
    </style:style>
    <style:style style:name="P8" style:family="paragraph">
      <style:paragraph-properties fo:margin-left="4.8cm" fo:margin-right="0cm" fo:text-indent="-0.6cm"/>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fo:font-weight="bold" style:font-style-asian="normal" style:font-weight-asian="bold" style:font-style-complex="normal" style:font-weight-complex="bold"/>
    </style:style>
    <text:list-style style:name="L1">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text:list-style style:name="L2">
      <text:list-level-style-bullet text:level="1" text:bullet-char="●">
        <style:text-properties fo:font-family="StarSymbol" style:font-charset="x-symbol" fo:color="#0e594d" fo:font-size="45%"/>
      </text:list-level-style-bullet>
      <text:list-level-style-bullet text:level="2" text:bullet-char="–">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text-properties fo:font-family="StarSymbol" style:font-charset="x-symbol" fo:color="#000000" fo:font-size="45%"/>
      </text:list-level-style-bullet>
      <text:list-level-style-bullet text:level="4" text:bullet-char="–">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4">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0">
        <office:forms form:automatic-focus="false" form:apply-design-mode="false"/>
        <draw:frame presentation:style-name="pr1" draw:text-style-name="P1" draw:layer="layout" svg:width="23.912cm" svg:height="3.508cm" svg:x="2.058cm" svg:y="1.543cm" presentation:class="title">
          <draw:text-box>
            <text:p text:style-name="P1">A Brief History of FOSS</text:p>
          </draw:text-box>
        </draw:frame>
        <draw:frame presentation:style-name="pr2" draw:text-style-name="P1" draw:layer="layout" svg:width="23.912cm" svg:height="13.231cm" svg:x="2.058cm" svg:y="5.838cm" presentation:class="subtitle">
          <draw:text-box>
            <text:list text:style-name="L2">
              <text:list-item>
                <text:list>
                  <text:list-item>
                    <text:p text:style-name="P1">COMP8440: FOSSD</text:p>
                  </text:list-item>
                </text:list>
              </text:list-item>
            </text:list>
            <text:list text:style-name="L2">
              <text:list-item>
                <text:list>
                  <text:list-item>
                    <text:p text:style-name="P1">Lecture 4</text:p>
                  </text:list-item>
                </text:list>
              </text:list-item>
            </text:list>
            <text:list text:style-name="L3">
              <text:list-item>
                <text:list>
                  <text:list-item>
                    <text:list>
                      <text:list-item>
                        <text:list>
                          <text:list-item>
                            <text:p text:style-name="P1"/>
                          </text:list-item>
                        </text:list>
                      </text:list-item>
                    </text:list>
                  </text:list-item>
                </text:list>
              </text:list-item>
            </text:list>
          </draw:text-box>
        </draw:frame>
        <draw:frame draw:style-name="gr1" draw:text-style-name="P2" draw:layer="layout" svg:width="3.103cm" svg:height="1.092cm" svg:x="1.398cm" svg:y="19.408cm">
          <draw:image xlink:href="Pictures/10000201000000580000001F516347EA.png" xlink:type="simple" xlink:show="embed" xlink:actuate="onLoad">
            <text:p text:style-name="P1"/>
          </draw:image>
        </draw:frame>
        <presentation:notes draw:style-name="dp2">
          <draw:page-thumbnail draw:style-name="gr2" draw:layer="layout" svg:width="13.706cm" svg:height="10.28cm" svg:x="3.647cm" svg:y="2.853cm" draw:page-number="1" presentation:class="page"/>
          <draw:frame presentation:style-name="pr3" draw:text-style-name="P3" draw:layer="layout" svg:width="14.518cm" svg:height="12.169cm" svg:x="3.249cm" svg:y="14.13cm" presentation:class="notes" presentation:user-transformed="true">
            <draw:text-box>
              <text:p text:style-name="P1"><text:s text:c="2"/>- introduce the concept of FOSS</text:p>
              <text:p text:style-name="P1"><text:s text:c="2"/>- give an idea of the scope and scale of FOSS, number of projects,</text:p>
              <text:p text:style-name="P1"><text:s text:c="4"/>number of users, number of developers etc</text:p>
              <text:p text:style-name="P1"><text:s text:c="2"/>- introduce the many facets of FOSS</text:p>
              <text:p text:style-name="P1"><text:s text:c="2"/>- meritocracy</text:p>
              <text:p text:style-name="P1"><text:s text:c="2"/>- very brief information on FOSS history</text:p>
              <text:p text:style-name="P1"><text:s text:c="2"/>- introduce the concept of 'the FOSS community'</text:p>
              <text:p text:style-name="P1"><text:s text:c="2"/>- not a panacea</text:p>
              <text:p text:style-name="P1"/>
              <text:p text:style-name="P1"/>
            </draw:text-box>
          </draw:frame>
        </presentation:notes>
      </draw:page>
      <draw:page draw:name="page2"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Early Days - 70s</text:p>
          </draw:text-box>
        </draw:frame>
        <draw:frame presentation:style-name="pr4" draw:text-style-name="P4" draw:layer="layout" svg:width="23.912cm" svg:height="12.98cm" svg:x="2.058cm" svg:y="5.838cm" presentation:class="outline">
          <draw:text-box>
            <text:list text:style-name="L5">
              <text:list-item>
                <text:p text:style-name="P4">Early computers came with source</text:p>
              </text:list-item>
            </text:list>
            <text:list text:style-name="L5">
              <text:list-item>
                <text:list>
                  <text:list-item>
                    <text:list>
                      <text:list-item>
                        <text:p text:style-name="P5">Commercial focus was on hardware</text:p>
                      </text:list-item>
                    </text:list>
                  </text:list-item>
                </text:list>
              </text:list-item>
            </text:list>
            <text:list text:style-name="L5">
              <text:list-item>
                <text:list>
                  <text:list-item>
                    <text:list>
                      <text:list-item>
                        <text:p text:style-name="P5">Strong academic influence</text:p>
                      </text:list-item>
                    </text:list>
                  </text:list-item>
                </text:list>
              </text:list-item>
            </text:list>
            <text:list text:style-name="L5">
              <text:list-item>
                <text:p text:style-name="P4">Software was not portable</text:p>
              </text:list-item>
            </text:list>
            <text:list text:style-name="L5">
              <text:list-item>
                <text:list>
                  <text:list-item>
                    <text:list>
                      <text:list-item>
                        <text:p text:style-name="P5">No commercial advantage to restricting distribution</text:p>
                      </text:list-item>
                    </text:list>
                  </text:list-item>
                </text:list>
              </text:list-item>
            </text:list>
            <text:list text:style-name="L5">
              <text:list-item>
                <text:list>
                  <text:list-item>
                    <text:list>
                      <text:list-item>
                        <text:p text:style-name="P5">Each machine vendor needed to develop their own</text:p>
                      </text:list-item>
                    </text:list>
                  </text:list-item>
                </text:list>
              </text:list-item>
            </text:list>
            <text:list text:style-name="L5">
              <text:list-item>
                <text:list>
                  <text:list-item>
                    <text:list>
                      <text:list-item>
                        <text:p text:style-name="P5">'users' and 'developers' were often the same people</text:p>
                      </text:list-item>
                    </text:list>
                  </text:list-item>
                </text:list>
              </text:list-item>
            </text:list>
          </draw:text-box>
        </draw:frame>
        <presentation:notes draw:style-name="dp2">
          <draw:page-thumbnail draw:style-name="gr2" draw:layer="layout" svg:width="13.706cm" svg:height="10.28cm" svg:x="3.647cm" svg:y="2.853cm" draw:page-number="2" presentation:class="page"/>
          <draw:frame presentation:style-name="pr5" draw:text-style-name="P1" draw:layer="layout" svg:width="14.518cm" svg:height="11.16cm" svg:x="3.249cm" svg:y="14.13cm" presentation:class="notes" presentation:placeholder="true">
            <draw:text-box/>
          </draw:frame>
        </presentation:notes>
      </draw:page>
      <draw:page draw:name="page3" draw:style-name="dp1" draw:master-page-name="lyt-cool" presentation:presentation-page-layout-name="AL2T1">
        <office:forms form:automatic-focus="false" form:apply-design-mode="false"/>
        <draw:frame presentation:style-name="pr1" draw:text-style-name="P1" draw:layer="layout" svg:width="23.912cm" svg:height="3.508cm" svg:x="2.058cm" svg:y="1.543cm" presentation:class="title">
          <draw:text-box>
            <text:p text:style-name="P1">Early Days – hacker culture</text:p>
          </draw:text-box>
        </draw:frame>
        <draw:frame presentation:style-name="pr6" draw:text-style-name="P4" draw:layer="layout" svg:width="23.912cm" svg:height="13.231cm" svg:x="2.058cm" svg:y="5.838cm" presentation:class="outline">
          <draw:text-box>
            <text:p text:style-name="P4"/>
          </draw:text-box>
        </draw:frame>
        <draw:frame draw:style-name="gr3" draw:text-style-name="P6" draw:layer="layout" svg:width="21cm" svg:height="4.517cm" svg:x="5cm" svg:y="8.5cm">
          <draw:text-box>
            <text:p text:style-name="P1"><text:span text:style-name="T1">We did not call our software “free software”, because that term did not yet exist; but that is what it was. Whenever people from another university or a company wanted to port and use a program, we gladly let them. If you saw someone using an unfamiliar and interesting program, you could always ask to see the source code, so that you could read it, change it, or cannibalize parts of it to make a new program.</text:span></text:p>
          </draw:text-box>
        </draw:frame>
        <draw:frame draw:style-name="gr3" draw:text-style-name="P7" draw:layer="layout" svg:width="16cm" svg:height="0.962cm" svg:x="6.5cm" svg:y="13.538cm">
          <draw:text-box>
            <text:p text:style-name="P1"><text:span text:style-name="T2">(Richard Stallman, The GNU Project)</text:span></text:p>
          </draw:text-box>
        </draw:frame>
        <presentation:notes draw:style-name="dp2">
          <draw:page-thumbnail draw:style-name="gr2" draw:layer="layout" svg:width="13.706cm" svg:height="10.28cm" svg:x="3.647cm" svg:y="2.853cm" draw:page-number="3" presentation:class="page"/>
          <draw:frame presentation:style-name="pr5" draw:text-style-name="P1" draw:layer="layout" svg:width="14.518cm" svg:height="11.16cm" svg:x="3.249cm" svg:y="14.13cm" presentation:class="notes" presentation:placeholder="true">
            <draw:text-box/>
          </draw:frame>
        </presentation:notes>
      </draw:page>
      <draw:page draw:name="page4" draw:style-name="dp1" draw:master-page-name="lyt-cool" presentation:presentation-page-layout-name="AL2T1">
        <office:forms form:automatic-focus="false" form:apply-design-mode="false"/>
        <draw:frame presentation:style-name="pr7" draw:text-style-name="P1" draw:layer="layout" svg:width="23.912cm" svg:height="3.257cm" svg:x="2.058cm" svg:y="1.668cm" presentation:class="title">
          <draw:text-box>
            <text:p text:style-name="P1">Hobby vs Proprietary </text:p>
          </draw:text-box>
        </draw:frame>
        <draw:frame presentation:style-name="pr4" draw:text-style-name="P4" draw:layer="layout" svg:width="23.912cm" svg:height="12.98cm" svg:x="2.058cm" svg:y="5.838cm" presentation:class="outline">
          <draw:text-box>
            <text:list text:style-name="L5">
              <text:list-item>
                <text:p text:style-name="P4">70s hobby community</text:p>
              </text:list-item>
            </text:list>
            <text:list text:style-name="L5">
              <text:list-item>
                <text:list>
                  <text:list-item>
                    <text:list>
                      <text:list-item>
                        <text:p text:style-name="P5">Micro-computers arose from the hobby electronics community</text:p>
                      </text:list-item>
                    </text:list>
                  </text:list-item>
                </text:list>
              </text:list-item>
            </text:list>
            <text:list text:style-name="L5">
              <text:list-item>
                <text:list>
                  <text:list-item>
                    <text:list>
                      <text:list-item>
                        <text:p text:style-name="P5">Strong hacker culture (eg. Homebrew computer club)</text:p>
                      </text:list-item>
                    </text:list>
                  </text:list-item>
                </text:list>
              </text:list-item>
            </text:list>
            <text:list text:style-name="L5">
              <text:list-item>
                <text:p text:style-name="P4">Counter-push</text:p>
              </text:list-item>
            </text:list>
            <text:list text:style-name="L5">
              <text:list-item>
                <text:list>
                  <text:list-item>
                    <text:list>
                      <text:list-item>
                        <text:p text:style-name="P5">'An Open Letter to Hobbyists' by Bill gates, 1976</text:p>
                      </text:list-item>
                    </text:list>
                  </text:list-item>
                </text:list>
              </text:list-item>
            </text:list>
            <text:list text:style-name="L5">
              <text:list-item>
                <text:list>
                  <text:list-item>
                    <text:list>
                      <text:list-item>
                        <text:p text:style-name="P5">Start of proprietary software industry</text:p>
                      </text:list-item>
                    </text:list>
                  </text:list-item>
                </text:list>
              </text:list-item>
            </text:list>
          </draw:text-box>
        </draw:frame>
        <presentation:notes draw:style-name="dp2">
          <draw:page-thumbnail draw:style-name="gr2" draw:layer="layout" svg:width="13.706cm" svg:height="10.28cm" svg:x="3.647cm" svg:y="2.853cm" draw:page-number="4" presentation:class="page"/>
          <draw:frame presentation:style-name="pr5" draw:text-style-name="P1" draw:layer="layout" svg:width="14.518cm" svg:height="11.16cm" svg:x="3.249cm" svg:y="14.13cm" presentation:class="notes" presentation:placeholder="true">
            <draw:text-box/>
          </draw:frame>
        </presentation:notes>
      </draw:page>
      <draw:page draw:name="page5" draw:style-name="dp1" draw:master-page-name="lyt-cool" presentation:presentation-page-layout-name="AL2T1">
        <draw:frame presentation:style-name="pr7" draw:text-style-name="P1" draw:layer="layout" svg:width="23.912cm" svg:height="3.257cm" svg:x="2.058cm" svg:y="1.668cm" presentation:class="title">
          <draw:text-box>
            <text:p text:style-name="P1">The GNU Project</text:p>
          </draw:text-box>
        </draw:frame>
        <draw:frame presentation:style-name="pr4" draw:text-style-name="P4" draw:layer="layout" svg:width="23.912cm" svg:height="12.98cm" svg:x="2.058cm" svg:y="5.838cm" presentation:class="outline">
          <draw:text-box>
            <text:list text:style-name="L5">
              <text:list-item>
                <text:p text:style-name="P4">MIT AI Lab</text:p>
              </text:list-item>
            </text:list>
            <text:list text:style-name="L5">
              <text:list-item>
                <text:list>
                  <text:list-item>
                    <text:list>
                      <text:list-item>
                        <text:p text:style-name="P5">Strong hacker culture</text:p>
                      </text:list-item>
                    </text:list>
                  </text:list-item>
                </text:list>
              </text:list-item>
            </text:list>
            <text:list text:style-name="L5">
              <text:list-item>
                <text:list>
                  <text:list-item>
                    <text:list>
                      <text:list-item>
                        <text:p text:style-name="P5">Switch to proprietary software in early 80s</text:p>
                      </text:list-item>
                    </text:list>
                  </text:list-item>
                </text:list>
              </text:list-item>
            </text:list>
            <text:list text:style-name="L5">
              <text:list-item>
                <text:list>
                  <text:list-item>
                    <text:list>
                      <text:list-item>
                        <text:p text:style-name="P5">The infamous 'Xerox printer' incident</text:p>
                      </text:list-item>
                    </text:list>
                  </text:list-item>
                </text:list>
              </text:list-item>
            </text:list>
            <text:list text:style-name="L5">
              <text:list-item>
                <text:p text:style-name="P4">Richard Stallman</text:p>
              </text:list-item>
            </text:list>
            <text:list text:style-name="L5">
              <text:list-item>
                <text:list>
                  <text:list-item>
                    <text:list>
                      <text:list-item>
                        <text:p text:style-name="P5">Firm stance on software freedom</text:p>
                      </text:list-item>
                    </text:list>
                  </text:list-item>
                </text:list>
              </text:list-item>
            </text:list>
            <text:list text:style-name="L5">
              <text:list-item>
                <text:list>
                  <text:list-item>
                    <text:list>
                      <text:list-item>
                        <text:p text:style-name="P5">Founded GNU project in 1983</text:p>
                      </text:list-item>
                    </text:list>
                  </text:list-item>
                </text:list>
              </text:list-item>
            </text:list>
            <text:list text:style-name="L5">
              <text:list-item>
                <text:list>
                  <text:list-item>
                    <text:list>
                      <text:list-item>
                        <text:p text:style-name="P5">Founded FSF in 1985</text:p>
                      </text:list-item>
                    </text:list>
                  </text:list-item>
                </text:list>
              </text:list-item>
            </text:list>
          </draw:text-box>
        </draw:frame>
        <draw:frame draw:style-name="gr3" draw:text-style-name="P6" draw:layer="layout" svg:width="22cm" svg:height="3.806cm" svg:x="4cm" svg:y="15.5cm">
          <draw:text-box>
            <text:p text:style-name="P1"><text:span text:style-name="T1">I consider that the golden rule requires that if I like a program I</text:span></text:p>
            <text:p text:style-name="P1"><text:span text:style-name="T1">must share it with other people who like it. <text:s/>I cannot in good</text:span></text:p>
            <text:p text:style-name="P1"><text:span text:style-name="T1">conscience sign a nondisclosure agreement or a software license</text:span></text:p>
            <text:p text:style-name="P1"><text:span text:style-name="T1">agreement</text:span></text:p>
            <text:p text:style-name="P1"><text:span text:style-name="T3">(Richard Stallman “new UNIX implementation”)</text:span></text:p>
          </draw:text-box>
        </draw:frame>
        <presentation:notes draw:style-name="dp2">
          <draw:page-thumbnail draw:style-name="gr2" draw:layer="layout" svg:width="13.706cm" svg:height="10.28cm" svg:x="3.647cm" svg:y="2.853cm" draw:page-number="5" presentation:class="page"/>
          <draw:frame presentation:style-name="pr5" draw:text-style-name="P1" draw:layer="layout" svg:width="14.518cm" svg:height="11.16cm" svg:x="3.249cm" svg:y="14.13cm" presentation:class="notes" presentation:placeholder="true">
            <draw:text-box/>
          </draw:frame>
        </presentation:notes>
      </draw:page>
      <draw:page draw:name="page6" draw:style-name="dp1" draw:master-page-name="lyt-cool" presentation:presentation-page-layout-name="AL2T1">
        <draw:frame presentation:style-name="pr1" draw:text-style-name="P1" draw:layer="layout" svg:width="23.912cm" svg:height="3.508cm" svg:x="2.058cm" svg:y="1.543cm" presentation:class="title">
          <draw:text-box>
            <text:p text:style-name="P1">Linux kernel</text:p>
          </draw:text-box>
        </draw:frame>
        <draw:frame draw:style-name="gr4" draw:text-style-name="P6" draw:layer="layout" svg:width="21cm" svg:height="6.5cm" svg:x="4cm" svg:y="14cm">
          <draw:text-box>
            <text:p text:style-name="P1"><text:span text:style-name="T1">I can (well, almost) hear you asking yourselves "why?". <text:s/>Hurd will be</text:span></text:p>
            <text:p text:style-name="P1"><text:span text:style-name="T1">out in a year (or two, or next month, who knows), and I've already got</text:span></text:p>
            <text:p text:style-name="P1"><text:span text:style-name="T1">minix. <text:s/>This is a program for hackers by a hacker. <text:s/>I've enjouyed doing</text:span></text:p>
            <text:p text:style-name="P1"><text:span text:style-name="T1">it, and somebody might enjoy looking at it and even modifying it for</text:span></text:p>
            <text:p text:style-name="P1"><text:span text:style-name="T1">their own needs. <text:s/>It is still small enough to understand, use and</text:span></text:p>
            <text:p text:style-name="P1"><text:span text:style-name="T1">modify, and I'm looking forward to any comments you might have.</text:span></text:p>
            <text:p text:style-name="P1"><text:span text:style-name="T1"/></text:p>
            <text:p text:style-name="P1"><text:span text:style-name="T3">(Linus Torvalds “Free minix-like kernel sources for 386-AT” 1991)</text:span></text:p>
          </draw:text-box>
        </draw:frame>
        <draw:frame presentation:style-name="pr4" draw:text-style-name="P4" draw:layer="layout" svg:width="23.912cm" svg:height="12.98cm" svg:x="2.058cm" svg:y="5.838cm" presentation:class="outline">
          <draw:text-box>
            <text:list text:style-name="L5">
              <text:list-item>
                <text:p text:style-name="P4">Kick-started an explosion in FOSS interest</text:p>
              </text:list-item>
            </text:list>
            <text:list text:style-name="L5">
              <text:list-item>
                <text:list>
                  <text:list-item>
                    <text:list>
                      <text:list-item>
                        <text:p text:style-name="P5">Pioneered a new style of 'bazaar' development</text:p>
                      </text:list-item>
                    </text:list>
                  </text:list-item>
                </text:list>
              </text:list-item>
            </text:list>
            <text:list text:style-name="L5">
              <text:list-item>
                <text:list>
                  <text:list-item>
                    <text:list>
                      <text:list-item>
                        <text:p text:style-name="P5">Built on many existing GNU projects</text:p>
                      </text:list-item>
                    </text:list>
                  </text:list-item>
                </text:list>
              </text:list-item>
            </text:list>
            <text:list text:style-name="L5">
              <text:list-item>
                <text:list>
                  <text:list-item>
                    <text:list>
                      <text:list-item>
                        <text:p text:style-name="P5">Drew on existing Minix community</text:p>
                      </text:list-item>
                    </text:list>
                  </text:list-item>
                </text:list>
              </text:list-item>
            </text:list>
          </draw:text-box>
        </draw:frame>
        <presentation:notes draw:style-name="dp2">
          <draw:page-thumbnail draw:style-name="gr2" draw:layer="layout" svg:width="13.706cm" svg:height="10.28cm" svg:x="3.647cm" svg:y="2.853cm" draw:page-number="6" presentation:class="page"/>
          <draw:frame presentation:style-name="pr5" draw:text-style-name="P1" draw:layer="layout" svg:width="14.518cm" svg:height="11.16cm" svg:x="3.249cm" svg:y="14.13cm" presentation:class="notes" presentation:placeholder="true">
            <draw:text-box/>
          </draw:frame>
        </presentation:notes>
      </draw:page>
      <draw:page draw:name="page7" draw:style-name="dp1" draw:master-page-name="lyt-cool" presentation:presentation-page-layout-name="AL2T1">
        <draw:frame presentation:style-name="pr7" draw:text-style-name="P1" draw:layer="layout" svg:width="23.912cm" svg:height="3.257cm" svg:x="2.058cm" svg:y="1.668cm" presentation:class="title">
          <draw:text-box>
            <text:p text:style-name="P1">The *BSD projects</text:p>
          </draw:text-box>
        </draw:frame>
        <draw:frame presentation:style-name="pr4" draw:text-style-name="P4" draw:layer="layout" svg:width="23.912cm" svg:height="12.98cm" svg:x="2.058cm" svg:y="5.838cm" presentation:class="outline">
          <draw:text-box>
            <text:list text:style-name="L5">
              <text:list-item>
                <text:p text:style-name="P4">Project ancestry</text:p>
              </text:list-item>
            </text:list>
            <text:list text:style-name="L5">
              <text:list-item>
                <text:list>
                  <text:list-item>
                    <text:list>
                      <text:list-item>
                        <text:p text:style-name="P5">Direct descendants of original AT&amp;T UNIX</text:p>
                      </text:list-item>
                    </text:list>
                  </text:list-item>
                </text:list>
              </text:list-item>
            </text:list>
            <text:list text:style-name="L5">
              <text:list-item>
                <text:list>
                  <text:list-item>
                    <text:list>
                      <text:list-item>
                        <text:p text:style-name="P5">Original BSD widely used in academia (1970s)</text:p>
                      </text:list-item>
                    </text:list>
                  </text:list-item>
                </text:list>
              </text:list-item>
            </text:list>
            <text:list text:style-name="L5">
              <text:list-item>
                <text:p text:style-name="P4">Net/1 release (1989)</text:p>
              </text:list-item>
            </text:list>
            <text:list text:style-name="L5">
              <text:list-item>
                <text:list>
                  <text:list-item>
                    <text:list>
                      <text:list-item>
                        <text:p text:style-name="P5">Came out of CSRG at UC Berkley</text:p>
                      </text:list-item>
                    </text:list>
                  </text:list-item>
                </text:list>
              </text:list-item>
            </text:list>
            <text:list text:style-name="L5">
              <text:list-item>
                <text:list>
                  <text:list-item>
                    <text:list>
                      <text:list-item>
                        <text:p text:style-name="P5">First release under a freely re-distributable license</text:p>
                      </text:list-item>
                    </text:list>
                  </text:list-item>
                </text:list>
              </text:list-item>
            </text:list>
            <text:list text:style-name="L5">
              <text:list-item>
                <text:list>
                  <text:list-item>
                    <text:list>
                      <text:list-item>
                        <text:p text:style-name="P5">Portions of full system still relied on AT&amp;T code</text:p>
                      </text:list-item>
                    </text:list>
                  </text:list-item>
                </text:list>
              </text:list-item>
            </text:list>
            <text:list text:style-name="L5">
              <text:list-item>
                <text:p text:style-name="P4">Net/2 release (1991)</text:p>
              </text:list-item>
            </text:list>
            <text:list text:style-name="L5">
              <text:list-item>
                <text:list>
                  <text:list-item>
                    <text:list>
                      <text:list-item>
                        <text:p text:style-name="P5">First complete free Unix</text:p>
                      </text:list-item>
                    </text:list>
                  </text:list-item>
                </text:list>
              </text:list-item>
            </text:list>
            <text:list text:style-name="L5">
              <text:list-item>
                <text:list>
                  <text:list-item>
                    <text:list>
                      <text:list-item>
                        <text:p text:style-name="P5">Led to USL vs BSDi lawsuit</text:p>
                      </text:list-item>
                    </text:list>
                  </text:list-item>
                </text:list>
              </text:list-item>
            </text:list>
            <text:list text:style-name="L5">
              <text:list-item>
                <text:list>
                  <text:list-item>
                    <text:list>
                      <text:list-item>
                        <text:list>
                          <text:list-item>
                            <text:p text:style-name="P8">Defining moment for free software</text:p>
                          </text:list-item>
                        </text:list>
                      </text:list-item>
                    </text:list>
                  </text:list-item>
                </text:list>
              </text:list-item>
            </text:list>
            <text:list text:style-name="L5">
              <text:list-item>
                <text:list>
                  <text:list-item>
                    <text:list>
                      <text:list-item>
                        <text:list>
                          <text:list-item>
                            <text:p text:style-name="P8">A major factor in the success of Linux?</text:p>
                          </text:list-item>
                        </text:list>
                      </text:list-item>
                    </text:list>
                  </text:list-item>
                </text:list>
              </text:list-item>
            </text:list>
          </draw:text-box>
        </draw:frame>
        <presentation:notes draw:style-name="dp2">
          <draw:page-thumbnail draw:style-name="gr2" draw:layer="layout" svg:width="13.706cm" svg:height="10.28cm" svg:x="3.647cm" svg:y="2.853cm" draw:page-number="7" presentation:class="page"/>
          <draw:frame presentation:style-name="pr5" draw:text-style-name="P1" draw:layer="layout" svg:width="14.518cm" svg:height="11.16cm" svg:x="3.249cm" svg:y="14.13cm" presentation:class="notes" presentation:placeholder="true">
            <draw:text-box/>
          </draw:frame>
        </presentation:notes>
      </draw:page>
      <draw:page draw:name="page8" draw:style-name="dp1" draw:master-page-name="lyt-cool" presentation:presentation-page-layout-name="AL2T1">
        <draw:frame presentation:style-name="pr7" draw:text-style-name="P1" draw:layer="layout" svg:width="23.912cm" svg:height="3.257cm" svg:x="2.058cm" svg:y="1.668cm" presentation:class="title">
          <draw:text-box>
            <text:p text:style-name="P1">LUGs and distros</text:p>
          </draw:text-box>
        </draw:frame>
        <draw:frame presentation:style-name="pr4" draw:text-style-name="P4" draw:layer="layout" svg:width="23.912cm" svg:height="12.98cm" svg:x="2.058cm" svg:y="5.838cm" presentation:class="outline">
          <draw:text-box>
            <text:list text:style-name="L5">
              <text:list-item>
                <text:p text:style-name="P4">Rise of the LUG</text:p>
              </text:list-item>
            </text:list>
            <text:list text:style-name="L5">
              <text:list-item>
                <text:list>
                  <text:list-item>
                    <text:list>
                      <text:list-item>
                        <text:p text:style-name="P5">Early groups arose in 1992</text:p>
                      </text:list-item>
                    </text:list>
                  </text:list-item>
                </text:list>
              </text:list-item>
            </text:list>
            <text:list text:style-name="L5">
              <text:list-item>
                <text:list>
                  <text:list-item>
                    <text:list>
                      <text:list-item>
                        <text:p text:style-name="P5">Formed a local focus for hobbyist Linux interest</text:p>
                      </text:list-item>
                    </text:list>
                  </text:list-item>
                </text:list>
              </text:list-item>
            </text:list>
            <text:list text:style-name="L5">
              <text:list-item>
                <text:list>
                  <text:list-item>
                    <text:list>
                      <text:list-item>
                        <text:p text:style-name="P5">Major distribution channel for early distros</text:p>
                      </text:list-item>
                    </text:list>
                  </text:list-item>
                </text:list>
              </text:list-item>
            </text:list>
            <text:list text:style-name="L5">
              <text:list-item>
                <text:p text:style-name="P4">Linux Distributions (1992-1994)</text:p>
              </text:list-item>
            </text:list>
            <text:list text:style-name="L5">
              <text:list-item>
                <text:list>
                  <text:list-item>
                    <text:list>
                      <text:list-item>
                        <text:p text:style-name="P5">Started with HJ Lu's 'boot/root' floppies</text:p>
                      </text:list-item>
                    </text:list>
                  </text:list-item>
                </text:list>
              </text:list-item>
            </text:list>
            <text:list text:style-name="L5">
              <text:list-item>
                <text:list>
                  <text:list-item>
                    <text:list>
                      <text:list-item>
                        <text:p text:style-name="P5">Simple full distros followed – MCC and TAMU </text:p>
                      </text:list-item>
                    </text:list>
                  </text:list-item>
                </text:list>
              </text:list-item>
            </text:list>
            <text:list text:style-name="L5">
              <text:list-item>
                <text:list>
                  <text:list-item>
                    <text:list>
                      <text:list-item>
                        <text:p text:style-name="P5">SLS - First 'end user' distro</text:p>
                      </text:list-item>
                    </text:list>
                  </text:list-item>
                </text:list>
              </text:list-item>
            </text:list>
            <text:list text:style-name="L5">
              <text:list-item>
                <text:list>
                  <text:list-item>
                    <text:list>
                      <text:list-item>
                        <text:p text:style-name="P5">Yggdrasil – first commercial distro</text:p>
                      </text:list-item>
                    </text:list>
                  </text:list-item>
                </text:list>
              </text:list-item>
            </text:list>
            <text:list text:style-name="L5">
              <text:list-item>
                <text:list>
                  <text:list-item>
                    <text:list>
                      <text:list-item>
                        <text:p text:style-name="P5">Slackware derived from SLS</text:p>
                      </text:list-item>
                    </text:list>
                  </text:list-item>
                </text:list>
              </text:list-item>
            </text:list>
            <text:list text:style-name="L5">
              <text:list-item>
                <text:list>
                  <text:list-item>
                    <text:list>
                      <text:list-item>
                        <text:p text:style-name="P5">Huge explosion from there ... now many hundreds!</text:p>
                      </text:list-item>
                    </text:list>
                  </text:list-item>
                </text:list>
              </text:list-item>
            </text:list>
          </draw:text-box>
        </draw:frame>
        <presentation:notes draw:style-name="dp2">
          <draw:page-thumbnail draw:style-name="gr2" draw:layer="layout" svg:width="13.706cm" svg:height="10.28cm" svg:x="3.647cm" svg:y="2.853cm" draw:page-number="8" presentation:class="page"/>
          <draw:frame presentation:style-name="pr5" draw:text-style-name="P1" draw:layer="layout" svg:width="14.518cm" svg:height="11.16cm" svg:x="3.249cm" svg:y="14.13cm" presentation:class="notes" presentation:placeholder="true">
            <draw:text-box/>
          </draw:frame>
        </presentation:notes>
      </draw:page>
      <draw:page draw:name="page9" draw:style-name="dp1" draw:master-page-name="lyt-cool" presentation:presentation-page-layout-name="AL2T1">
        <draw:frame presentation:style-name="pr7" draw:text-style-name="P1" draw:layer="layout" svg:width="23.912cm" svg:height="3.257cm" svg:x="2.058cm" svg:y="1.668cm" presentation:class="title">
          <draw:text-box>
            <text:p text:style-name="P1">Rise of corporate interest</text:p>
          </draw:text-box>
        </draw:frame>
        <draw:frame presentation:style-name="pr4" draw:text-style-name="P4" draw:layer="layout" svg:width="23.912cm" svg:height="12.98cm" svg:x="2.058cm" svg:y="5.838cm" presentation:class="outline">
          <draw:text-box>
            <text:list text:style-name="L5">
              <text:list-item>
                <text:p text:style-name="P4">The dot-com boom</text:p>
              </text:list-item>
            </text:list>
            <text:list text:style-name="L5">
              <text:list-item>
                <text:list>
                  <text:list-item>
                    <text:list>
                      <text:list-item>
                        <text:p text:style-name="P5">Huge rise in commercial interest in free software</text:p>
                      </text:list-item>
                    </text:list>
                  </text:list-item>
                </text:list>
              </text:list-item>
            </text:list>
            <text:list text:style-name="L5">
              <text:list-item>
                <text:list>
                  <text:list-item>
                    <text:list>
                      <text:list-item>
                        <text:p text:style-name="P5">Linux programmers in great demand</text:p>
                      </text:list-item>
                    </text:list>
                  </text:list-item>
                </text:list>
              </text:list-item>
            </text:list>
            <text:list text:style-name="L5">
              <text:list-item>
                <text:list>
                  <text:list-item>
                    <text:list>
                      <text:list-item>
                        <text:p text:style-name="P5">Coincides with Internet and WWW book</text:p>
                      </text:list-item>
                    </text:list>
                  </text:list-item>
                </text:list>
              </text:list-item>
            </text:list>
            <text:list text:style-name="L5">
              <text:list-item>
                <text:p text:style-name="P4">New business models</text:p>
              </text:list-item>
            </text:list>
            <text:list text:style-name="L5">
              <text:list-item>
                <text:list>
                  <text:list-item>
                    <text:list>
                      <text:list-item>
                        <text:p text:style-name="P5">Selling support</text:p>
                      </text:list-item>
                    </text:list>
                  </text:list-item>
                </text:list>
              </text:list-item>
            </text:list>
            <text:list text:style-name="L5">
              <text:list-item>
                <text:list>
                  <text:list-item>
                    <text:list>
                      <text:list-item>
                        <text:p text:style-name="P5">Funding from hardware markers</text:p>
                      </text:list-item>
                    </text:list>
                  </text:list-item>
                </text:list>
              </text:list-item>
            </text:list>
            <text:list text:style-name="L5">
              <text:list-item>
                <text:list>
                  <text:list-item>
                    <text:list>
                      <text:list-item>
                        <text:p text:style-name="P5">New 'server' Linux distributions</text:p>
                      </text:list-item>
                    </text:list>
                  </text:list-item>
                </text:list>
              </text:list-item>
            </text:list>
          </draw:text-box>
        </draw:frame>
        <presentation:notes draw:style-name="dp2">
          <draw:page-thumbnail draw:style-name="gr2" draw:layer="layout" svg:width="13.706cm" svg:height="10.28cm" svg:x="3.647cm" svg:y="2.853cm" draw:page-number="9" presentation:class="page"/>
          <draw:frame presentation:style-name="pr5" draw:text-style-name="P1" draw:layer="layout" svg:width="14.518cm" svg:height="11.16cm" svg:x="3.249cm" svg:y="14.13cm" presentation:class="notes" presentation:placeholder="true">
            <draw:text-box/>
          </draw:frame>
        </presentation:notes>
      </draw:page>
      <draw:page draw:name="page10" draw:style-name="dp1" draw:master-page-name="lyt-cool" presentation:presentation-page-layout-name="AL2T1">
        <draw:frame presentation:style-name="pr7" draw:text-style-name="P1" draw:layer="layout" svg:width="23.912cm" svg:height="3.257cm" svg:x="2.058cm" svg:y="1.668cm" presentation:class="title">
          <draw:text-box>
            <text:p text:style-name="P1">Open Source Initiative</text:p>
          </draw:text-box>
        </draw:frame>
        <draw:frame presentation:style-name="pr4" draw:text-style-name="P4" draw:layer="layout" svg:width="23.912cm" svg:height="12.98cm" svg:x="2.058cm" svg:y="5.838cm" presentation:class="outline">
          <draw:text-box>
            <text:list text:style-name="L5">
              <text:list-item>
                <text:p text:style-name="P4">Late 90s – rise of corporate interest</text:p>
              </text:list-item>
            </text:list>
            <text:list text:style-name="L5">
              <text:list-item>
                <text:list>
                  <text:list-item>
                    <text:list>
                      <text:list-item>
                        <text:p text:style-name="P5">Some found the 'free' label troublesome</text:p>
                      </text:list-item>
                    </text:list>
                  </text:list-item>
                </text:list>
              </text:list-item>
            </text:list>
            <text:list text:style-name="L5">
              <text:list-item>
                <text:list>
                  <text:list-item>
                    <text:list>
                      <text:list-item>
                        <text:p text:style-name="P5">New term created 'Open Source'</text:p>
                      </text:list-item>
                    </text:list>
                  </text:list-item>
                </text:list>
              </text:list-item>
            </text:list>
            <text:list text:style-name="L5">
              <text:list-item>
                <text:list>
                  <text:list-item>
                    <text:list>
                      <text:list-item>
                        <text:p text:style-name="P5">Open Source Definition written, tied to trademark</text:p>
                      </text:list-item>
                    </text:list>
                  </text:list-item>
                </text:list>
              </text:list-item>
            </text:list>
            <text:list text:style-name="L5">
              <text:list-item>
                <text:p text:style-name="P4">Open Source vs Free Software</text:p>
              </text:list-item>
            </text:list>
            <text:list text:style-name="L5">
              <text:list-item>
                <text:list>
                  <text:list-item>
                    <text:list>
                      <text:list-item>
                        <text:p text:style-name="P5">Different emphasis, but more in common than not</text:p>
                      </text:list-item>
                    </text:list>
                  </text:list-item>
                </text:list>
              </text:list-item>
            </text:list>
          </draw:text-box>
        </draw:frame>
        <presentation:notes draw:style-name="dp2">
          <draw:page-thumbnail draw:style-name="gr2" draw:layer="layout" svg:width="13.706cm" svg:height="10.28cm" svg:x="3.647cm" svg:y="2.853cm" draw:page-number="10" presentation:class="page"/>
          <draw:frame presentation:style-name="pr5" draw:text-style-name="P1" draw:layer="layout" svg:width="14.518cm" svg:height="11.16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AU"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yt-cool-title" style:family="presentation">
      <style:graphic-properties draw:stroke="none" draw:fill="none" draw:textarea-vertical-align="middle">
        <text:list-style style:name="lyt-cool-title">
          <text:list-level-style-bullet text:level="1" text:bullet-char="">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style>
      </style:graphic-properties>
      <style:paragraph-properties fo:text-align="center" text:enable-numbering="false"/>
      <style:text-properties fo:color="#333333" style:text-outline="false" style:text-line-through-style="none" fo:font-family="Albany" style:font-style-name="Fett" style:font-family-generic="swiss" style:font-pitch="variable" fo:font-size="44pt" fo:font-style="normal" fo:text-shadow="none" style:text-underline-style="none" fo:font-weight="bold"/>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style:graphic-properties>
      <style:paragraph-properties fo:margin-left="0cm" fo:margin-right="0cm" fo:text-align="center" text:enable-numbering="false" fo:text-indent="-0.6cm"/>
      <style:text-properties fo:color="#000000" style:text-outline="false" style:text-line-through-style="none" fo:font-family="Thorndale" style:font-family-generic="roman" style:font-pitch="variable" fo:font-size="32pt" fo:font-style="normal" fo:text-shadow="none" style:text-underline-style="none" fo:font-weight="normal"/>
    </style:styl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fo:font-family="Thorndale" style:font-family-generic="roman" style:font-pitch="variable"/>
    </style:style>
    <style:style style:name="lyt-cool-notes" style:family="presentation">
      <style:graphic-properties draw:stroke="none" draw:fill="none"/>
      <style:paragraph-properties text:enable-numbering="fals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style:graphic-properties>
      <style:paragraph-properties fo:margin-left="0cm" fo:margin-right="0cm" fo:text-align="start" text:enable-numbering="true" fo:text-indent="-0.9cm"/>
      <style:text-properties fo:color="#000000" style:text-outline="false" style:text-line-through-style="none" fo:font-family="Albany" style:font-style-name="Standard" style:font-family-generic="swiss" style:font-pitch="variable" fo:font-size="32pt" fo:font-style="normal" fo:text-shadow="none" style:text-underline-style="none" fo:font-weight="normal"/>
    </style:style>
    <style:style style:name="lyt-cool-outline2" style:family="presentation" style:parent-style-name="lyt-cool-outline1">
      <style:paragraph-properties fo:margin-left="0cm" fo:margin-right="0cm" fo:text-indent="-0.8cm"/>
      <style:text-properties fo:font-size="28pt"/>
    </style:style>
    <style:style style:name="lyt-cool-outline3" style:family="presentation" style:parent-style-name="lyt-cool-outline2">
      <style:paragraph-properties fo:margin-left="0cm" fo:margin-right="0cm" fo:text-indent="-0.6cm"/>
      <style:text-properties fo:font-size="24pt"/>
    </style:style>
    <style:style style:name="lyt-cool-outline4" style:family="presentation" style:parent-style-name="lyt-cool-outline3">
      <style:paragraph-properties fo:margin-left="0cm" fo:margin-right="0cm" fo:text-indent="-0.6cm"/>
      <style:text-properties fo:font-size="20pt"/>
    </style:style>
    <style:style style:name="lyt-cool-outline5" style:family="presentation" style:parent-style-name="lyt-cool-outline4">
      <style:paragraph-properties fo:margin-left="0cm" fo:margin-right="0cm" fo:text-indent="-0.6cm"/>
      <style:text-properties fo:font-size="20pt"/>
    </style:style>
    <style:style style:name="lyt-cool-outline6" style:family="presentation" style:parent-style-name="lyt-cool-outline5">
      <style:paragraph-properties fo:margin-left="0cm" fo:margin-right="0cm" fo:text-indent="-0.6cm"/>
      <style:text-properties fo:font-size="20pt"/>
    </style:style>
    <style:style style:name="lyt-cool-outline7" style:family="presentation" style:parent-style-name="lyt-cool-outline6">
      <style:paragraph-properties fo:margin-left="0cm" fo:margin-right="0cm" fo:text-indent="-0.6cm"/>
      <style:text-properties fo:font-size="20pt"/>
    </style:style>
    <style:style style:name="lyt-cool-outline8" style:family="presentation" style:parent-style-name="lyt-cool-outline7">
      <style:paragraph-properties fo:margin-left="0cm" fo:margin-right="0cm" fo:text-indent="-0.6cm"/>
      <style:text-properties fo:font-size="20pt"/>
    </style:style>
    <style:style style:name="lyt-cool-outline9" style:family="presentation" style:parent-style-name="lyt-cool-outline8">
      <style:paragraph-properties fo:margin-left="0cm" fo:margin-right="0cm" fo:text-indent="-0.6cm"/>
      <style:text-properties fo:font-size="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solid" draw:fill-color="#babed6" draw:fill-image-width="1cm" draw:fill-image-height="1c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pr2" style:family="presentation" style:parent-style-name="lyt-cool-backgroundobjects">
      <style:graphic-properties draw:fill-color="#125c8d" draw:fill-image-width="1cm" draw:fill-image-height="1cm" draw:textarea-horizontal-align="center" draw:textarea-vertical-align="middle"/>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umber&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lyt-cool" style:page-layout-name="PM1" draw:style-name="dp1">
      <draw:rect presentation:style-name="pr1" draw:text-style-name="P3"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3.23cm" svg:x="2.058cm" svg:y="5.838cm" presentation:class="outline" presentation:placeholder="true">
        <draw:text-box/>
      </draw:frame>
      <draw:rect presentation:style-name="pr2" draw:text-style-name="P3" draw:layer="backgroundobjects" svg:width="0.505cm" svg:height="2.552cm" svg:x="0cm" svg:y="0cm">
        <text:p/>
      </draw:rect>
      <draw:rect presentation:style-name="pr2" draw:text-style-name="P3" draw:layer="backgroundobjects" svg:width="0.505cm" svg:height="2.552cm" svg:x="0cm" svg:y="6.615cm">
        <text:p/>
      </draw:rect>
      <draw:rect presentation:style-name="pr2" draw:text-style-name="P3" draw:layer="backgroundobjects" svg:width="0.505cm" svg:height="2.552cm" svg:x="0cm" svg:y="3.246cm">
        <text:p/>
      </draw:rect>
      <presentation:notes style:page-layout-name="PM2">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Andrew Tridgell</meta:initial-creator>
    <meta:creation-date>2009-03-07T14:24:48</meta:creation-date>
    <dc:creator>Andrew Tridgell</dc:creator>
    <dc:date>2009-04-02T17:54:26</dc:date>
    <meta:editing-cycles>62</meta:editing-cycles>
    <meta:editing-duration>P2DT4H35M0S</meta:editing-duration>
    <meta:user-defined meta:name="Info 1"/>
    <meta:user-defined meta:name="Info 2"/>
    <meta:user-defined meta:name="Info 3"/>
    <meta:user-defined meta:name="Info 4"/>
    <meta:document-statistic meta:object-count="63"/>
  </office:meta>
</office:document-meta>
</file>